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self cite</text:p>
          </table:table-cell>
          <table:table-cell office:value-type="string" calcext:value-type="string">
            <text:p>out cite</text:p>
          </table:table-cell>
          <table:table-cell table:number-columns-repeated="2"/>
          <table:table-cell office:value-type="string" calcext:value-type="string">
            <text:p>self c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0542" calcext:value-type="float">
            <text:p>4530542</text:p>
          </table:table-cell>
          <table:table-cell office:value-type="float" office:value="87296701" calcext:value-type="float">
            <text:p>87296701</text:p>
          </table:table-cell>
          <table:table-cell office:value-type="float" office:value="40680446" calcext:value-type="float">
            <text:p>40680446</text:p>
          </table:table-cell>
          <table:table-cell table:formula="of:=[.C4]-[.D4]" office:value-type="float" office:value="46616255" calcext:value-type="float">
            <text:p>46616255</text:p>
          </table:table-cell>
          <table:table-cell table:formula="of:=100-[.H4]" office:value-type="float" office:value="53.3997899874819" calcext:value-type="float">
            <text:p>53.3997899875</text:p>
          </table:table-cell>
          <table:table-cell/>
          <table:table-cell table:formula="of:=[.D4]/[.C4]*100" office:value-type="float" office:value="46.6002100125181" calcext:value-type="float">
            <text:p>46.6002100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8308" calcext:value-type="float">
            <text:p>1508308</text:p>
          </table:table-cell>
          <table:table-cell office:value-type="float" office:value="5614294" calcext:value-type="float">
            <text:p>5614294</text:p>
          </table:table-cell>
          <table:table-cell office:value-type="float" office:value="2948990" calcext:value-type="float">
            <text:p>2948990</text:p>
          </table:table-cell>
          <table:table-cell table:formula="of:=[.C5]-[.D5]" office:value-type="float" office:value="2665304" calcext:value-type="float">
            <text:p>2665304</text:p>
          </table:table-cell>
          <table:table-cell table:formula="of:=100-[.H5]" office:value-type="float" office:value="47.4735380797657" calcext:value-type="float">
            <text:p>47.4735380798</text:p>
          </table:table-cell>
          <table:table-cell/>
          <table:table-cell table:formula="of:=[.D5]/[.C5]*100" office:value-type="float" office:value="52.5264619202343" calcext:value-type="float">
            <text:p>52.5264619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7760" calcext:value-type="float">
            <text:p>1277760</text:p>
          </table:table-cell>
          <table:table-cell office:value-type="float" office:value="21030171" calcext:value-type="float">
            <text:p>21030171</text:p>
          </table:table-cell>
          <table:table-cell office:value-type="float" office:value="5139059" calcext:value-type="float">
            <text:p>5139059</text:p>
          </table:table-cell>
          <table:table-cell table:formula="of:=[.C6]-[.D6]" office:value-type="float" office:value="15891112" calcext:value-type="float">
            <text:p>15891112</text:p>
          </table:table-cell>
          <table:table-cell table:formula="of:=100-[.H6]" office:value-type="float" office:value="75.5633988900994" calcext:value-type="float">
            <text:p>75.5633988901</text:p>
          </table:table-cell>
          <table:table-cell/>
          <table:table-cell table:formula="of:=[.D6]/[.C6]*100" office:value-type="float" office:value="24.4366011099006" calcext:value-type="float">
            <text:p>24.4366011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5158" calcext:value-type="float">
            <text:p>1315158</text:p>
          </table:table-cell>
          <table:table-cell office:value-type="float" office:value="14341252" calcext:value-type="float">
            <text:p>14341252</text:p>
          </table:table-cell>
          <table:table-cell office:value-type="float" office:value="4411776" calcext:value-type="float">
            <text:p>4411776</text:p>
          </table:table-cell>
          <table:table-cell table:formula="of:=[.C7]-[.D7]" office:value-type="float" office:value="9929476" calcext:value-type="float">
            <text:p>9929476</text:p>
          </table:table-cell>
          <table:table-cell table:formula="of:=100-[.H7]" office:value-type="float" office:value="69.2371628362712" calcext:value-type="float">
            <text:p>69.2371628363</text:p>
          </table:table-cell>
          <table:table-cell/>
          <table:table-cell table:formula="of:=[.D7]/[.C7]*100" office:value-type="float" office:value="30.7628371637288" calcext:value-type="float">
            <text:p>30.7628371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2919" calcext:value-type="float">
            <text:p>1212919</text:p>
          </table:table-cell>
          <table:table-cell office:value-type="float" office:value="17576464" calcext:value-type="float">
            <text:p>17576464</text:p>
          </table:table-cell>
          <table:table-cell office:value-type="float" office:value="4712414" calcext:value-type="float">
            <text:p>4712414</text:p>
          </table:table-cell>
          <table:table-cell table:formula="of:=[.C8]-[.D8]" office:value-type="float" office:value="12864050" calcext:value-type="float">
            <text:p>12864050</text:p>
          </table:table-cell>
          <table:table-cell table:formula="of:=100-[.H8]" office:value-type="float" office:value="73.1890669249515" calcext:value-type="float">
            <text:p>73.189066925</text:p>
          </table:table-cell>
          <table:table-cell/>
          <table:table-cell table:formula="of:=[.D8]/[.C8]*100" office:value-type="float" office:value="26.8109330750485" calcext:value-type="float">
            <text:p>26.810933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5310" calcext:value-type="float">
            <text:p>885310</text:p>
          </table:table-cell>
          <table:table-cell office:value-type="float" office:value="12168898" calcext:value-type="float">
            <text:p>12168898</text:p>
          </table:table-cell>
          <table:table-cell office:value-type="float" office:value="2880568" calcext:value-type="float">
            <text:p>2880568</text:p>
          </table:table-cell>
          <table:table-cell table:formula="of:=[.C9]-[.D9]" office:value-type="float" office:value="9288330" calcext:value-type="float">
            <text:p>9288330</text:p>
          </table:table-cell>
          <table:table-cell table:formula="of:=100-[.H9]" office:value-type="float" office:value="76.3284399294003" calcext:value-type="float">
            <text:p>76.3284399294</text:p>
          </table:table-cell>
          <table:table-cell/>
          <table:table-cell table:formula="of:=[.D9]/[.C9]*100" office:value-type="float" office:value="23.6715600705997" calcext:value-type="float">
            <text:p>23.6715600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129" calcext:value-type="float">
            <text:p>678129</text:p>
          </table:table-cell>
          <table:table-cell office:value-type="float" office:value="10375245" calcext:value-type="float">
            <text:p>10375245</text:p>
          </table:table-cell>
          <table:table-cell office:value-type="float" office:value="2086045" calcext:value-type="float">
            <text:p>2086045</text:p>
          </table:table-cell>
          <table:table-cell table:formula="of:=[.C10]-[.D10]" office:value-type="float" office:value="8289200" calcext:value-type="float">
            <text:p>8289200</text:p>
          </table:table-cell>
          <table:table-cell table:formula="of:=100-[.H10]" office:value-type="float" office:value="79.8940169605633" calcext:value-type="float">
            <text:p>79.8940169606</text:p>
          </table:table-cell>
          <table:table-cell/>
          <table:table-cell table:formula="of:=[.D10]/[.C10]*100" office:value-type="float" office:value="20.1059830394367" calcext:value-type="float">
            <text:p>20.1059830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2700" calcext:value-type="float">
            <text:p>652700</text:p>
          </table:table-cell>
          <table:table-cell office:value-type="float" office:value="8407658" calcext:value-type="float">
            <text:p>8407658</text:p>
          </table:table-cell>
          <table:table-cell office:value-type="float" office:value="2004523" calcext:value-type="float">
            <text:p>2004523</text:p>
          </table:table-cell>
          <table:table-cell table:formula="of:=[.C11]-[.D11]" office:value-type="float" office:value="6403135" calcext:value-type="float">
            <text:p>6403135</text:p>
          </table:table-cell>
          <table:table-cell table:formula="of:=100-[.H11]" office:value-type="float" office:value="76.1583665748536" calcext:value-type="float">
            <text:p>76.1583665749</text:p>
          </table:table-cell>
          <table:table-cell/>
          <table:table-cell table:formula="of:=[.D11]/[.C11]*100" office:value-type="float" office:value="23.8416334251465" calcext:value-type="float">
            <text:p>23.8416334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926" calcext:value-type="float">
            <text:p>486926</text:p>
          </table:table-cell>
          <table:table-cell office:value-type="float" office:value="5498629" calcext:value-type="float">
            <text:p>5498629</text:p>
          </table:table-cell>
          <table:table-cell office:value-type="float" office:value="1438981" calcext:value-type="float">
            <text:p>1438981</text:p>
          </table:table-cell>
          <table:table-cell table:formula="of:=[.C12]-[.D12]" office:value-type="float" office:value="4059648" calcext:value-type="float">
            <text:p>4059648</text:p>
          </table:table-cell>
          <table:table-cell table:formula="of:=100-[.H12]" office:value-type="float" office:value="73.8301856699188" calcext:value-type="float">
            <text:p>73.8301856699</text:p>
          </table:table-cell>
          <table:table-cell/>
          <table:table-cell table:formula="of:=[.D12]/[.C12]*100" office:value-type="float" office:value="26.1698143300812" calcext:value-type="float">
            <text:p>26.1698143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1908" calcext:value-type="float">
            <text:p>431908</text:p>
          </table:table-cell>
          <table:table-cell office:value-type="float" office:value="5940125" calcext:value-type="float">
            <text:p>5940125</text:p>
          </table:table-cell>
          <table:table-cell office:value-type="float" office:value="1299736" calcext:value-type="float">
            <text:p>1299736</text:p>
          </table:table-cell>
          <table:table-cell table:formula="of:=[.C13]-[.D13]" office:value-type="float" office:value="4640389" calcext:value-type="float">
            <text:p>4640389</text:p>
          </table:table-cell>
          <table:table-cell table:formula="of:=100-[.H13]" office:value-type="float" office:value="78.1193830096168" calcext:value-type="float">
            <text:p>78.1193830096</text:p>
          </table:table-cell>
          <table:table-cell/>
          <table:table-cell table:formula="of:=[.D13]/[.C13]*100" office:value-type="float" office:value="21.8806169903832" calcext:value-type="float">
            <text:p>21.88061699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455" calcext:value-type="float">
            <text:p>437455</text:p>
          </table:table-cell>
          <table:table-cell office:value-type="float" office:value="2590791" calcext:value-type="float">
            <text:p>2590791</text:p>
          </table:table-cell>
          <table:table-cell office:value-type="float" office:value="891790" calcext:value-type="float">
            <text:p>891790</text:p>
          </table:table-cell>
          <table:table-cell table:formula="of:=[.C14]-[.D14]" office:value-type="float" office:value="1699001" calcext:value-type="float">
            <text:p>1699001</text:p>
          </table:table-cell>
          <table:table-cell table:formula="of:=100-[.H14]" office:value-type="float" office:value="65.5784661904414" calcext:value-type="float">
            <text:p>65.5784661904</text:p>
          </table:table-cell>
          <table:table-cell/>
          <table:table-cell table:formula="of:=[.D14]/[.C14]*100" office:value-type="float" office:value="34.4215338095585" calcext:value-type="float">
            <text:p>34.4215338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9232" calcext:value-type="float">
            <text:p>439232</text:p>
          </table:table-cell>
          <table:table-cell office:value-type="float" office:value="2121202" calcext:value-type="float">
            <text:p>2121202</text:p>
          </table:table-cell>
          <table:table-cell office:value-type="float" office:value="649236" calcext:value-type="float">
            <text:p>649236</text:p>
          </table:table-cell>
          <table:table-cell table:formula="of:=[.C15]-[.D15]" office:value-type="float" office:value="1471966" calcext:value-type="float">
            <text:p>1471966</text:p>
          </table:table-cell>
          <table:table-cell table:formula="of:=100-[.H15]" office:value-type="float" office:value="69.3930139609523" calcext:value-type="float">
            <text:p>69.393013961</text:p>
          </table:table-cell>
          <table:table-cell/>
          <table:table-cell table:formula="of:=[.D15]/[.C15]*100" office:value-type="float" office:value="30.6069860390477" calcext:value-type="float">
            <text:p>30.606986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1845" calcext:value-type="float">
            <text:p>371845</text:p>
          </table:table-cell>
          <table:table-cell office:value-type="float" office:value="6628024" calcext:value-type="float">
            <text:p>6628024</text:p>
          </table:table-cell>
          <table:table-cell office:value-type="float" office:value="1157260" calcext:value-type="float">
            <text:p>1157260</text:p>
          </table:table-cell>
          <table:table-cell table:formula="of:=[.C16]-[.D16]" office:value-type="float" office:value="5470764" calcext:value-type="float">
            <text:p>5470764</text:p>
          </table:table-cell>
          <table:table-cell table:formula="of:=100-[.H16]" office:value-type="float" office:value="82.5398942429901" calcext:value-type="float">
            <text:p>82.539894243</text:p>
          </table:table-cell>
          <table:table-cell/>
          <table:table-cell table:formula="of:=[.D16]/[.C16]*100" office:value-type="float" office:value="17.4601057570099" calcext:value-type="float">
            <text:p>17.4601057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146" calcext:value-type="float">
            <text:p>365146</text:p>
          </table:table-cell>
          <table:table-cell office:value-type="float" office:value="2710566" calcext:value-type="float">
            <text:p>2710566</text:p>
          </table:table-cell>
          <table:table-cell office:value-type="float" office:value="636127" calcext:value-type="float">
            <text:p>636127</text:p>
          </table:table-cell>
          <table:table-cell table:formula="of:=[.C17]-[.D17]" office:value-type="float" office:value="2074439" calcext:value-type="float">
            <text:p>2074439</text:p>
          </table:table-cell>
          <table:table-cell table:formula="of:=100-[.H17]" office:value-type="float" office:value="76.5315804890934" calcext:value-type="float">
            <text:p>76.5315804891</text:p>
          </table:table-cell>
          <table:table-cell/>
          <table:table-cell table:formula="of:=[.D17]/[.C17]*100" office:value-type="float" office:value="23.4684195109066" calcext:value-type="float">
            <text:p>23.4684195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3053" calcext:value-type="float">
            <text:p>273053</text:p>
          </table:table-cell>
          <table:table-cell office:value-type="float" office:value="1970704" calcext:value-type="float">
            <text:p>1970704</text:p>
          </table:table-cell>
          <table:table-cell office:value-type="float" office:value="636353" calcext:value-type="float">
            <text:p>636353</text:p>
          </table:table-cell>
          <table:table-cell table:formula="of:=[.C18]-[.D18]" office:value-type="float" office:value="1334351" calcext:value-type="float">
            <text:p>1334351</text:p>
          </table:table-cell>
          <table:table-cell table:formula="of:=100-[.H18]" office:value-type="float" office:value="67.7093566563015" calcext:value-type="float">
            <text:p>67.7093566563</text:p>
          </table:table-cell>
          <table:table-cell/>
          <table:table-cell table:formula="of:=[.D18]/[.C18]*100" office:value-type="float" office:value="32.2906433436985" calcext:value-type="float">
            <text:p>32.2906433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772" calcext:value-type="float">
            <text:p>265772</text:p>
          </table:table-cell>
          <table:table-cell office:value-type="float" office:value="5123829" calcext:value-type="float">
            <text:p>5123829</text:p>
          </table:table-cell>
          <table:table-cell office:value-type="float" office:value="736533" calcext:value-type="float">
            <text:p>736533</text:p>
          </table:table-cell>
          <table:table-cell table:formula="of:=[.C19]-[.D19]" office:value-type="float" office:value="4387296" calcext:value-type="float">
            <text:p>4387296</text:p>
          </table:table-cell>
          <table:table-cell table:formula="of:=100-[.H19]" office:value-type="float" office:value="85.6253399557245" calcext:value-type="float">
            <text:p>85.6253399557</text:p>
          </table:table-cell>
          <table:table-cell/>
          <table:table-cell table:formula="of:=[.D19]/[.C19]*100" office:value-type="float" office:value="14.3746600442755" calcext:value-type="float">
            <text:p>14.37466004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358" calcext:value-type="float">
            <text:p>267358</text:p>
          </table:table-cell>
          <table:table-cell office:value-type="float" office:value="4657464" calcext:value-type="float">
            <text:p>4657464</text:p>
          </table:table-cell>
          <table:table-cell office:value-type="float" office:value="801285" calcext:value-type="float">
            <text:p>801285</text:p>
          </table:table-cell>
          <table:table-cell table:formula="of:=[.C20]-[.D20]" office:value-type="float" office:value="3856179" calcext:value-type="float">
            <text:p>3856179</text:p>
          </table:table-cell>
          <table:table-cell table:formula="of:=100-[.H20]" office:value-type="float" office:value="82.7956802242594" calcext:value-type="float">
            <text:p>82.7956802243</text:p>
          </table:table-cell>
          <table:table-cell/>
          <table:table-cell table:formula="of:=[.D20]/[.C20]*100" office:value-type="float" office:value="17.2043197757406" calcext:value-type="float">
            <text:p>17.20431977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4035" calcext:value-type="float">
            <text:p>264035</text:p>
          </table:table-cell>
          <table:table-cell office:value-type="float" office:value="1957112" calcext:value-type="float">
            <text:p>1957112</text:p>
          </table:table-cell>
          <table:table-cell office:value-type="float" office:value="496308" calcext:value-type="float">
            <text:p>496308</text:p>
          </table:table-cell>
          <table:table-cell table:formula="of:=[.C21]-[.D21]" office:value-type="float" office:value="1460804" calcext:value-type="float">
            <text:p>1460804</text:p>
          </table:table-cell>
          <table:table-cell table:formula="of:=100-[.H21]" office:value-type="float" office:value="74.6407972563655" calcext:value-type="float">
            <text:p>74.6407972564</text:p>
          </table:table-cell>
          <table:table-cell/>
          <table:table-cell table:formula="of:=[.D21]/[.C21]*100" office:value-type="float" office:value="25.3592027436345" calcext:value-type="float">
            <text:p>25.35920274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790" calcext:value-type="float">
            <text:p>231790</text:p>
          </table:table-cell>
          <table:table-cell office:value-type="float" office:value="1553359" calcext:value-type="float">
            <text:p>1553359</text:p>
          </table:table-cell>
          <table:table-cell office:value-type="float" office:value="428883" calcext:value-type="float">
            <text:p>428883</text:p>
          </table:table-cell>
          <table:table-cell table:formula="of:=[.C22]-[.D22]" office:value-type="float" office:value="1124476" calcext:value-type="float">
            <text:p>1124476</text:p>
          </table:table-cell>
          <table:table-cell table:formula="of:=100-[.H22]" office:value-type="float" office:value="72.3899626551235" calcext:value-type="float">
            <text:p>72.3899626551</text:p>
          </table:table-cell>
          <table:table-cell/>
          <table:table-cell table:formula="of:=[.D22]/[.C22]*100" office:value-type="float" office:value="27.6100373448765" calcext:value-type="float">
            <text:p>27.6100373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276" calcext:value-type="float">
            <text:p>203276</text:p>
          </table:table-cell>
          <table:table-cell office:value-type="float" office:value="3064642" calcext:value-type="float">
            <text:p>3064642</text:p>
          </table:table-cell>
          <table:table-cell office:value-type="float" office:value="479902" calcext:value-type="float">
            <text:p>479902</text:p>
          </table:table-cell>
          <table:table-cell table:formula="of:=[.C23]-[.D23]" office:value-type="float" office:value="2584740" calcext:value-type="float">
            <text:p>2584740</text:p>
          </table:table-cell>
          <table:table-cell table:formula="of:=100-[.H23]" office:value-type="float" office:value="84.3406831858338" calcext:value-type="float">
            <text:p>84.3406831858</text:p>
          </table:table-cell>
          <table:table-cell/>
          <table:table-cell table:formula="of:=[.D23]/[.C23]*100" office:value-type="float" office:value="15.6593168141662" calcext:value-type="float">
            <text:p>15.65931681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023" calcext:value-type="float">
            <text:p>190023</text:p>
          </table:table-cell>
          <table:table-cell office:value-type="float" office:value="1110749" calcext:value-type="float">
            <text:p>1110749</text:p>
          </table:table-cell>
          <table:table-cell office:value-type="float" office:value="317389" calcext:value-type="float">
            <text:p>317389</text:p>
          </table:table-cell>
          <table:table-cell table:formula="of:=[.C24]-[.D24]" office:value-type="float" office:value="793360" calcext:value-type="float">
            <text:p>793360</text:p>
          </table:table-cell>
          <table:table-cell table:formula="of:=100-[.H24]" office:value-type="float" office:value="71.4256776283391" calcext:value-type="float">
            <text:p>71.4256776283</text:p>
          </table:table-cell>
          <table:table-cell/>
          <table:table-cell table:formula="of:=[.D24]/[.C24]*100" office:value-type="float" office:value="28.5743223716609" calcext:value-type="float">
            <text:p>28.5743223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727" calcext:value-type="float">
            <text:p>163727</text:p>
          </table:table-cell>
          <table:table-cell office:value-type="float" office:value="2484606" calcext:value-type="float">
            <text:p>2484606</text:p>
          </table:table-cell>
          <table:table-cell office:value-type="float" office:value="383457" calcext:value-type="float">
            <text:p>383457</text:p>
          </table:table-cell>
          <table:table-cell table:formula="of:=[.C25]-[.D25]" office:value-type="float" office:value="2101149" calcext:value-type="float">
            <text:p>2101149</text:p>
          </table:table-cell>
          <table:table-cell table:formula="of:=100-[.H25]" office:value-type="float" office:value="84.5666878370253" calcext:value-type="float">
            <text:p>84.566687837</text:p>
          </table:table-cell>
          <table:table-cell/>
          <table:table-cell table:formula="of:=[.D25]/[.C25]*100" office:value-type="float" office:value="15.4333121629747" calcext:value-type="float">
            <text:p>15.433312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976" calcext:value-type="float">
            <text:p>139976</text:p>
          </table:table-cell>
          <table:table-cell office:value-type="float" office:value="1969446" calcext:value-type="float">
            <text:p>1969446</text:p>
          </table:table-cell>
          <table:table-cell office:value-type="float" office:value="282996" calcext:value-type="float">
            <text:p>282996</text:p>
          </table:table-cell>
          <table:table-cell table:formula="of:=[.C26]-[.D26]" office:value-type="float" office:value="1686450" calcext:value-type="float">
            <text:p>1686450</text:p>
          </table:table-cell>
          <table:table-cell table:formula="of:=100-[.H26]" office:value-type="float" office:value="85.6306798967832" calcext:value-type="float">
            <text:p>85.6306798968</text:p>
          </table:table-cell>
          <table:table-cell/>
          <table:table-cell table:formula="of:=[.D26]/[.C26]*100" office:value-type="float" office:value="14.3693201032168" calcext:value-type="float">
            <text:p>14.36932010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234" calcext:value-type="float">
            <text:p>140234</text:p>
          </table:table-cell>
          <table:table-cell office:value-type="float" office:value="2563344" calcext:value-type="float">
            <text:p>2563344</text:p>
          </table:table-cell>
          <table:table-cell office:value-type="float" office:value="392209" calcext:value-type="float">
            <text:p>392209</text:p>
          </table:table-cell>
          <table:table-cell table:formula="of:=[.C27]-[.D27]" office:value-type="float" office:value="2171135" calcext:value-type="float">
            <text:p>2171135</text:p>
          </table:table-cell>
          <table:table-cell table:formula="of:=100-[.H27]" office:value-type="float" office:value="84.6993224475529" calcext:value-type="float">
            <text:p>84.6993224476</text:p>
          </table:table-cell>
          <table:table-cell/>
          <table:table-cell table:formula="of:=[.D27]/[.C27]*100" office:value-type="float" office:value="15.3006775524471" calcext:value-type="float">
            <text:p>15.3006775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8239" calcext:value-type="float">
            <text:p>148239</text:p>
          </table:table-cell>
          <table:table-cell office:value-type="float" office:value="2277054" calcext:value-type="float">
            <text:p>2277054</text:p>
          </table:table-cell>
          <table:table-cell office:value-type="float" office:value="392301" calcext:value-type="float">
            <text:p>392301</text:p>
          </table:table-cell>
          <table:table-cell table:formula="of:=[.C28]-[.D28]" office:value-type="float" office:value="1884753" calcext:value-type="float">
            <text:p>1884753</text:p>
          </table:table-cell>
          <table:table-cell table:formula="of:=100-[.H28]" office:value-type="float" office:value="82.7715548247868" calcext:value-type="float">
            <text:p>82.7715548248</text:p>
          </table:table-cell>
          <table:table-cell/>
          <table:table-cell table:formula="of:=[.D28]/[.C28]*100" office:value-type="float" office:value="17.2284451752132" calcext:value-type="float">
            <text:p>17.22844517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246" calcext:value-type="float">
            <text:p>134246</text:p>
          </table:table-cell>
          <table:table-cell office:value-type="float" office:value="1227591" calcext:value-type="float">
            <text:p>1227591</text:p>
          </table:table-cell>
          <table:table-cell office:value-type="float" office:value="234462" calcext:value-type="float">
            <text:p>234462</text:p>
          </table:table-cell>
          <table:table-cell table:formula="of:=[.C29]-[.D29]" office:value-type="float" office:value="993129" calcext:value-type="float">
            <text:p>993129</text:p>
          </table:table-cell>
          <table:table-cell table:formula="of:=100-[.H29]" office:value-type="float" office:value="80.9006419890664" calcext:value-type="float">
            <text:p>80.9006419891</text:p>
          </table:table-cell>
          <table:table-cell/>
          <table:table-cell table:formula="of:=[.D29]/[.C29]*100" office:value-type="float" office:value="19.0993580109336" calcext:value-type="float">
            <text:p>19.09935801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183" calcext:value-type="float">
            <text:p>124183</text:p>
          </table:table-cell>
          <table:table-cell office:value-type="float" office:value="1347442" calcext:value-type="float">
            <text:p>1347442</text:p>
          </table:table-cell>
          <table:table-cell office:value-type="float" office:value="221574" calcext:value-type="float">
            <text:p>221574</text:p>
          </table:table-cell>
          <table:table-cell table:formula="of:=[.C30]-[.D30]" office:value-type="float" office:value="1125868" calcext:value-type="float">
            <text:p>1125868</text:p>
          </table:table-cell>
          <table:table-cell table:formula="of:=100-[.H30]" office:value-type="float" office:value="83.5559526866463" calcext:value-type="float">
            <text:p>83.5559526866</text:p>
          </table:table-cell>
          <table:table-cell/>
          <table:table-cell table:formula="of:=[.D30]/[.C30]*100" office:value-type="float" office:value="16.4440473133537" calcext:value-type="float">
            <text:p>16.4440473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830" calcext:value-type="float">
            <text:p>120830</text:p>
          </table:table-cell>
          <table:table-cell office:value-type="float" office:value="926074" calcext:value-type="float">
            <text:p>926074</text:p>
          </table:table-cell>
          <table:table-cell office:value-type="float" office:value="206334" calcext:value-type="float">
            <text:p>206334</text:p>
          </table:table-cell>
          <table:table-cell table:formula="of:=[.C31]-[.D31]" office:value-type="float" office:value="719740" calcext:value-type="float">
            <text:p>719740</text:p>
          </table:table-cell>
          <table:table-cell table:formula="of:=100-[.H31]" office:value-type="float" office:value="77.7194910989835" calcext:value-type="float">
            <text:p>77.719491099</text:p>
          </table:table-cell>
          <table:table-cell/>
          <table:table-cell table:formula="of:=[.D31]/[.C31]*100" office:value-type="float" office:value="22.2805089010166" calcext:value-type="float">
            <text:p>22.2805089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6118" calcext:value-type="float">
            <text:p>116118</text:p>
          </table:table-cell>
          <table:table-cell office:value-type="float" office:value="1618371" calcext:value-type="float">
            <text:p>1618371</text:p>
          </table:table-cell>
          <table:table-cell office:value-type="float" office:value="275923" calcext:value-type="float">
            <text:p>275923</text:p>
          </table:table-cell>
          <table:table-cell table:formula="of:=[.C32]-[.D32]" office:value-type="float" office:value="1342448" calcext:value-type="float">
            <text:p>1342448</text:p>
          </table:table-cell>
          <table:table-cell table:formula="of:=100-[.H32]" office:value-type="float" office:value="82.95057190224" calcext:value-type="float">
            <text:p>82.9505719022</text:p>
          </table:table-cell>
          <table:table-cell/>
          <table:table-cell table:formula="of:=[.D32]/[.C32]*100" office:value-type="float" office:value="17.04942809776" calcext:value-type="float">
            <text:p>17.0494280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453" calcext:value-type="float">
            <text:p>117453</text:p>
          </table:table-cell>
          <table:table-cell office:value-type="float" office:value="861365" calcext:value-type="float">
            <text:p>861365</text:p>
          </table:table-cell>
          <table:table-cell office:value-type="float" office:value="215673" calcext:value-type="float">
            <text:p>215673</text:p>
          </table:table-cell>
          <table:table-cell table:formula="of:=[.C33]-[.D33]" office:value-type="float" office:value="645692" calcext:value-type="float">
            <text:p>645692</text:p>
          </table:table-cell>
          <table:table-cell table:formula="of:=100-[.H33]" office:value-type="float" office:value="74.9614855490994" calcext:value-type="float">
            <text:p>74.9614855491</text:p>
          </table:table-cell>
          <table:table-cell/>
          <table:table-cell table:formula="of:=[.D33]/[.C33]*100" office:value-type="float" office:value="25.0385144509006" calcext:value-type="float">
            <text:p>25.03851445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5044" calcext:value-type="float">
            <text:p>115044</text:p>
          </table:table-cell>
          <table:table-cell office:value-type="float" office:value="434990" calcext:value-type="float">
            <text:p>434990</text:p>
          </table:table-cell>
          <table:table-cell office:value-type="float" office:value="179227" calcext:value-type="float">
            <text:p>179227</text:p>
          </table:table-cell>
          <table:table-cell table:formula="of:=[.C34]-[.D34]" office:value-type="float" office:value="255763" calcext:value-type="float">
            <text:p>255763</text:p>
          </table:table-cell>
          <table:table-cell table:formula="of:=100-[.H34]" office:value-type="float" office:value="58.7974436193935" calcext:value-type="float">
            <text:p>58.7974436194</text:p>
          </table:table-cell>
          <table:table-cell/>
          <table:table-cell table:formula="of:=[.D34]/[.C34]*100" office:value-type="float" office:value="41.2025563806065" calcext:value-type="float">
            <text:p>41.2025563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747" calcext:value-type="float">
            <text:p>104747</text:p>
          </table:table-cell>
          <table:table-cell office:value-type="float" office:value="988263" calcext:value-type="float">
            <text:p>988263</text:p>
          </table:table-cell>
          <table:table-cell office:value-type="float" office:value="146276" calcext:value-type="float">
            <text:p>146276</text:p>
          </table:table-cell>
          <table:table-cell table:formula="of:=[.C35]-[.D35]" office:value-type="float" office:value="841987" calcext:value-type="float">
            <text:p>841987</text:p>
          </table:table-cell>
          <table:table-cell table:formula="of:=100-[.H35]" office:value-type="float" office:value="85.1986768704282" calcext:value-type="float">
            <text:p>85.1986768704</text:p>
          </table:table-cell>
          <table:table-cell/>
          <table:table-cell table:formula="of:=[.D35]/[.C35]*100" office:value-type="float" office:value="14.8013231295718" calcext:value-type="float">
            <text:p>14.80132312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462" calcext:value-type="float">
            <text:p>94462</text:p>
          </table:table-cell>
          <table:table-cell office:value-type="float" office:value="1209745" calcext:value-type="float">
            <text:p>1209745</text:p>
          </table:table-cell>
          <table:table-cell office:value-type="float" office:value="203690" calcext:value-type="float">
            <text:p>203690</text:p>
          </table:table-cell>
          <table:table-cell table:formula="of:=[.C36]-[.D36]" office:value-type="float" office:value="1006055" calcext:value-type="float">
            <text:p>1006055</text:p>
          </table:table-cell>
          <table:table-cell table:formula="of:=100-[.H36]" office:value-type="float" office:value="83.1625673179058" calcext:value-type="float">
            <text:p>83.1625673179</text:p>
          </table:table-cell>
          <table:table-cell/>
          <table:table-cell table:formula="of:=[.D36]/[.C36]*100" office:value-type="float" office:value="16.8374326820942" calcext:value-type="float">
            <text:p>16.83743268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994" calcext:value-type="float">
            <text:p>95994</text:p>
          </table:table-cell>
          <table:table-cell office:value-type="float" office:value="873105" calcext:value-type="float">
            <text:p>873105</text:p>
          </table:table-cell>
          <table:table-cell office:value-type="float" office:value="183305" calcext:value-type="float">
            <text:p>183305</text:p>
          </table:table-cell>
          <table:table-cell table:formula="of:=[.C37]-[.D37]" office:value-type="float" office:value="689800" calcext:value-type="float">
            <text:p>689800</text:p>
          </table:table-cell>
          <table:table-cell table:formula="of:=100-[.H37]" office:value-type="float" office:value="79.0053888134875" calcext:value-type="float">
            <text:p>79.0053888135</text:p>
          </table:table-cell>
          <table:table-cell/>
          <table:table-cell table:formula="of:=[.D37]/[.C37]*100" office:value-type="float" office:value="20.9946111865125" calcext:value-type="float">
            <text:p>20.99461118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135" calcext:value-type="float">
            <text:p>90135</text:p>
          </table:table-cell>
          <table:table-cell office:value-type="float" office:value="814586" calcext:value-type="float">
            <text:p>814586</text:p>
          </table:table-cell>
          <table:table-cell office:value-type="float" office:value="185945" calcext:value-type="float">
            <text:p>185945</text:p>
          </table:table-cell>
          <table:table-cell table:formula="of:=[.C38]-[.D38]" office:value-type="float" office:value="628641" calcext:value-type="float">
            <text:p>628641</text:p>
          </table:table-cell>
          <table:table-cell table:formula="of:=100-[.H38]" office:value-type="float" office:value="77.1730670549212" calcext:value-type="float">
            <text:p>77.1730670549</text:p>
          </table:table-cell>
          <table:table-cell/>
          <table:table-cell table:formula="of:=[.D38]/[.C38]*100" office:value-type="float" office:value="22.8269329450789" calcext:value-type="float">
            <text:p>22.82693294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4:.B38])" office:value-type="float" office:value="17994033" calcext:value-type="float">
            <text:p>1799403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4]/[.B40]*100" office:value-type="float" office:value="25.1780242928309" calcext:value-type="float">
            <text:p>25.1780242928</text:p>
          </table:table-cell>
          <table:table-cell table:number-columns-repeated="6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8:34:52.586639655</meta:creation-date>
    <dc:date>2016-03-25T11:11:37.191329835</dc:date>
    <meta:editing-duration>P1DT1H21M3S</meta:editing-duration>
    <meta:editing-cycles>1</meta:editing-cycles>
    <meta:document-statistic meta:table-count="1" meta:cell-count="252" meta:object-count="0"/>
    <meta:generator>LibreOffice/5.0.5.2$Linux_X86_64 LibreOffice_project/00m0$Build-2</meta:generator>
  </office:meta>
</office:document-meta>
</file>